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cess Book</text:p>
      <text:p text:style-name="P1"/>
      <text:p text:style-name="P3">Maandag 4 juni</text:p>
      <text:p text:style-name="P3"/>
      <text:p text:style-name="P5">Planning gemaakt wie wat gaat doen voor dinsdag, trello aangemaakt voor comminucatie en github aangemaakt door Peter. <text:span text:style-name="T1">Dataset uitgekozen: KNMI Weather.</text:span></text:p>
      <text:p text:style-name="P5"/>
      <text:p text:style-name="P9">Dinsdag 5 juni</text:p>
      <text:p text:style-name="P9"/>
      <text:p text:style-name="P11">Ieder heeft zelfstandig gewerkt. Data gedownload, en onderzocht. Attributes geclassificeerd door Pasqual, eerste code gemaakt voor omzetten van .txt naar .csv door Peter en Jochem. </text:p>
      <text:p text:style-name="P6"/>
      <text:p text:style-name="P10">Woensdag 6 juni</text:p>
      <text:p text:style-name="P10"/>
      <text:p text:style-name="P12">Taakverdeling: Pasqual lege data invullen. Jochem kijken naar decision trees, Peter clusteren data en begrijpen van data d.m.v. grafieken, Maurice begrijpen van Pandas.</text:p>
      <text:p text:style-name="P7"/>
      <text:p text:style-name="P7"><text:span text:style-name="T2">Donderdag 7 juni</text:span> </text:p>
      <text:p text:style-name="P3"/>
      <text:p text:style-name="P13">De data is opgedeeld in 4 clusters:</text:p>
      <text:list xml:id="list3028073496" text:style-name="L1">
        <text:list-item>
          <text:p text:style-name="P14">Gegevens over wind: Jochem</text:p>
        </text:list-item>
        <text:list-item>
          <text:p text:style-name="P14">Gegevens over temperatuur: Maurice</text:p>
        </text:list-item>
        <text:list-item>
          <text:p text:style-name="P14">Gegevens over zonneschijn en luchtdruk: Pasqual</text:p>
        </text:list-item>
        <text:list-item>
          <text:p text:style-name="P14">Gegevens over luchtvochtigheid: Peter</text:p>
        </text:list-item>
      </text:list>
      <text:p text:style-name="P13"/>
      <text:p text:style-name="P13">Elk van de clusters:</text:p>
      <text:list xml:id="list3772298394" text:style-name="L2">
        <text:list-item>
          <text:p text:style-name="P15">Beschrijving van het cluster</text:p>
        </text:list-item>
        <text:list-item>
          <text:p text:style-name="P15">Beschrijving van elk van de variabelen binnen het cluster</text:p>
        </text:list-item>
        <text:list-item>
          <text:p text:style-name="P15">Welke stations welke variabelen hebben gemeten.</text:p>
        </text:list-item>
        <text:list-item>
          <text:p text:style-name="P15">Ideeën over hoe je variabelen het best gevisualiseerd kunnen worden (schaalverdeling, tijdbestek, etc.)</text:p>
        </text:list-item>
      </text:list>
      <text:p text:style-name="P3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07T11:32:49.914905684</dc:date>
    <meta:editing-duration>PT15M50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52" meta:character-count="1018" meta:non-whitespace-character-count="890"/>
  </office:meta>
</office:document-meta>
</file>